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5.95cm"/>
    </style:style>
    <style:style style:name="Tabela1.B" style:family="table-column">
      <style:table-column-properties style:column-width="2.769cm"/>
    </style:style>
    <style:style style:name="Tabela1.C" style:family="table-column">
      <style:table-column-properties style:column-width="0.43cm"/>
    </style:style>
    <style:style style:name="Tabela1.D" style:family="table-column">
      <style:table-column-properties style:column-width="5.678cm"/>
    </style:style>
    <style:style style:name="Tabela1.E" style:family="table-column">
      <style:table-column-properties style:column-width="2.768cm"/>
    </style:style>
    <style:style style:name="Tabela1.A1" style:family="table-cell">
      <style:table-cell-properties style:vertical-align="middle" fo:background-color="#808080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ff6d6d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ela1.C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3" style:family="table-cell">
      <style:table-cell-properties style:vertical-align="middle"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6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C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8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C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1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1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C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1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C1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6.2cm" style:rel-column-width="3515*"/>
    </style:style>
    <style:style style:name="Tabela2.B" style:family="table-column">
      <style:table-column-properties style:column-width="1.637cm" style:rel-column-width="928*"/>
    </style:style>
    <style:style style:name="Tabela2.C" style:family="table-column">
      <style:table-column-properties style:column-width="1.261cm" style:rel-column-width="715*"/>
    </style:style>
    <style:style style:name="Tabela2.D" style:family="table-column">
      <style:table-column-properties style:column-width="6.854cm" style:rel-column-width="3886*"/>
    </style:style>
    <style:style style:name="Tabela2.A1" style:family="table-cell">
      <style:table-cell-properties style:vertical-align="middle" fo:background-color="#ffffa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199452" officeooo:paragraph-rsid="00199452" style:font-weight-asian="bold" style:font-weight-complex="bold"/>
    </style:style>
    <style:style style:name="P2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1a86e3" officeooo:paragraph-rsid="001a86e3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ans" fo:font-size="14pt" style:text-underline-style="none" fo:font-weight="bold" officeooo:rsid="00199452" officeooo:paragraph-rsid="00199452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solid" style:text-underline-width="auto" style:text-underline-color="font-color" fo:font-weight="bold" officeooo:rsid="00199452" officeooo:paragraph-rsid="0019945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style:text-underline-style="solid" style:text-underline-width="auto" style:text-underline-color="font-color" fo:font-weight="bold" officeooo:rsid="001ccd26" officeooo:paragraph-rsid="001ccd2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style:text-underline-style="solid" style:text-underline-width="auto" style:text-underline-color="font-color" fo:font-weight="bold" officeooo:rsid="001d25ce" officeooo:paragraph-rsid="001d25ce" style:font-weight-asian="bold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Sans" fo:font-size="12pt" style:text-underline-style="none" fo:font-weight="normal" officeooo:rsid="00199452" officeooo:paragraph-rsid="00199452" style:font-weight-asian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normal" officeooo:rsid="00199452" officeooo:paragraph-rsid="00199452" style:font-weight-asian="normal" style:font-weight-complex="normal"/>
    </style:style>
    <style:style style:name="P9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style:text-underline-style="none" fo:font-weight="normal" officeooo:rsid="00199452" officeooo:paragraph-rsid="00199452" style:font-weight-asian="normal" style:font-weight-complex="normal"/>
    </style:style>
    <style:style style:name="P10" style:family="paragraph" style:parent-style-name="Standard" style:list-style-name="L2">
      <style:paragraph-properties fo:line-height="115%" fo:text-align="justify" style:justify-single-word="false"/>
      <style:text-properties style:font-name="Liberation Sans" fo:font-size="12pt" style:text-underline-style="none" fo:font-weight="normal" officeooo:rsid="00199452" officeooo:paragraph-rsid="00199452" style:font-weight-asian="normal" style:font-weight-complex="normal"/>
    </style:style>
    <style:style style:name="P11" style:family="paragraph" style:parent-style-name="Standard" style:list-style-name="L3">
      <style:paragraph-properties fo:line-height="115%" fo:text-align="justify" style:justify-single-word="false"/>
      <style:text-properties style:font-name="Liberation Sans" fo:font-size="12pt" style:text-underline-style="none" fo:font-weight="normal" officeooo:rsid="00199452" officeooo:paragraph-rsid="00199452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ae8d2" officeooo:paragraph-rsid="001ae8d2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d25ce" officeooo:paragraph-rsid="001d25ce" style:font-weight-asian="normal" style:font-weight-complex="normal"/>
    </style:style>
    <style:style style:name="P14" style:family="paragraph" style:parent-style-name="Standard">
      <style:paragraph-properties fo:line-height="115%" fo:text-align="center" style:justify-single-word="false"/>
      <style:text-properties style:font-name="Liberation Sans" fo:font-size="12pt" style:text-underline-style="none" fo:font-weight="bold" officeooo:rsid="00199452" officeooo:paragraph-rsid="00199452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bold" officeooo:rsid="00199452" officeooo:paragraph-rsid="00199452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none" fo:font-weight="bold" officeooo:rsid="00199452" officeooo:paragraph-rsid="0019cc6d" style:font-weight-asian="bold" style:font-weight-complex="bold"/>
    </style:style>
    <style:style style:name="P17" style:family="paragraph" style:parent-style-name="Standard" style:list-style-name="L6">
      <style:paragraph-properties fo:text-align="justify" style:justify-single-word="false"/>
      <style:text-properties style:font-name="Liberation Sans" fo:font-size="12pt" style:text-underline-style="none" fo:font-weight="bold" officeooo:rsid="001ae8d2" officeooo:paragraph-rsid="001ae8d2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1ccd26" officeooo:paragraph-rsid="001ccd26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1ccd26" officeooo:paragraph-rsid="001d25ce" style:font-weight-asian="bold" style:font-weight-complex="bold"/>
    </style:style>
    <style:style style:name="P20" style:family="paragraph" style:parent-style-name="Standard" style:list-style-name="L4">
      <style:paragraph-properties fo:line-height="115%" fo:text-align="justify" style:justify-single-word="false"/>
      <style:text-properties style:font-name="Liberation Sans" officeooo:paragraph-rsid="00199452"/>
    </style:style>
    <style:style style:name="P21" style:family="paragraph" style:parent-style-name="Standard" style:list-style-name="L4">
      <style:paragraph-properties fo:line-height="115%" fo:text-align="justify" style:justify-single-word="false"/>
      <style:text-properties style:font-name="Liberation Sans" fo:font-weight="normal" officeooo:rsid="00199452" officeooo:paragraph-rsid="00199452" style:font-weight-asian="normal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beration Sans" fo:font-weight="normal" officeooo:rsid="00199452" officeooo:paragraph-rsid="00199452" style:font-weight-asian="normal" style:font-weight-complex="normal"/>
    </style:style>
    <style:style style:name="P23" style:family="paragraph" style:parent-style-name="Standard" style:list-style-name="L4">
      <style:paragraph-properties fo:line-height="115%" fo:text-align="justify" style:justify-single-word="false"/>
      <style:text-properties style:font-name="Liberation Sans" fo:font-weight="normal" officeooo:rsid="0019cc6d" officeooo:paragraph-rsid="0019cc6d" style:font-weight-asian="normal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Liberation Sans" fo:font-weight="normal" officeooo:rsid="0019cc6d" officeooo:paragraph-rsid="0019cc6d" style:font-weight-asian="normal" style:font-weight-complex="normal"/>
    </style:style>
    <style:style style:name="P25" style:family="paragraph" style:parent-style-name="Standard" style:list-style-name="L4">
      <style:paragraph-properties fo:line-height="115%" fo:text-align="justify" style:justify-single-word="false"/>
      <style:text-properties style:font-name="Liberation Sans" fo:font-weight="bold" officeooo:rsid="00199452" officeooo:paragraph-rsid="00199452" style:font-weight-asian="bold" style:font-weight-complex="bold"/>
    </style:style>
    <style:style style:name="P26" style:family="paragraph" style:parent-style-name="Standard" style:list-style-name="L4">
      <style:paragraph-properties fo:line-height="115%" fo:text-align="justify" style:justify-single-word="false"/>
      <style:text-properties style:font-name="Liberation Sans" fo:font-weight="bold" officeooo:rsid="0019cc6d" officeooo:paragraph-rsid="0019cc6d" style:font-weight-asian="bold" style:font-weight-complex="bold"/>
    </style:style>
    <style:style style:name="P27" style:family="paragraph" style:parent-style-name="Standard">
      <style:text-properties style:font-name="Liberation Sans" officeooo:paragraph-rsid="0019cc6d"/>
    </style:style>
    <style:style style:name="P28" style:family="paragraph" style:parent-style-name="Standard">
      <style:paragraph-properties fo:text-align="center" style:justify-single-word="false"/>
      <style:text-properties style:font-name="Liberation Sans" officeooo:rsid="0019cc6d" officeooo:paragraph-rsid="0019cc6d"/>
    </style:style>
    <style:style style:name="P29" style:family="paragraph" style:parent-style-name="Standard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officeooo:rsid="001ae8d2" officeooo:paragraph-rsid="001ae8d2" style:font-weight-asian="bold" style:font-weight-complex="bold"/>
    </style:style>
    <style:style style:name="P30" style:family="paragraph" style:parent-style-name="Standard">
      <style:text-properties style:font-name="Liberation Sans" style:text-underline-style="none" fo:font-weight="normal" officeooo:rsid="001a86e3" officeooo:paragraph-rsid="001a86e3" style:font-weight-asian="normal" style:font-weight-complex="normal"/>
    </style:style>
    <style:style style:name="P31" style:family="paragraph" style:parent-style-name="Standard">
      <style:text-properties style:font-name="Liberation Sans" style:text-underline-style="none" fo:font-weight="bold" officeooo:rsid="001a86e3" officeooo:paragraph-rsid="001a86e3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tyle="italic" style:text-underline-style="none" fo:font-weight="normal" officeooo:rsid="0019cc6d" officeooo:paragraph-rsid="001ae8d2" style:font-style-asian="italic" style:font-weight-asian="normal" style:font-style-complex="italic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19cc6d" officeooo:paragraph-rsid="0019cc6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0eced9" officeooo:paragraph-rsid="0019cc6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1ae8d2" officeooo:paragraph-rsid="001ae8d2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officeooo:rsid="000eced9" officeooo:paragraph-rsid="0019cc6d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officeooo:rsid="0019cc6d" officeooo:paragraph-rsid="0019cc6d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font-style="normal" fo:font-weight="bold" officeooo:rsid="000eced9" officeooo:paragraph-rsid="0019cc6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font-style="normal" officeooo:rsid="000eced9" officeooo:paragraph-rsid="0019cc6d" style:font-style-asian="normal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19cc6d" officeooo:paragraph-rsid="0019cc6d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Liberation Sans" fo:font-size="10pt" fo:font-style="italic" officeooo:rsid="000eced9" officeooo:paragraph-rsid="0019cc6d" style:font-style-asian="italic" style:font-style-complex="italic"/>
    </style:style>
    <style:style style:name="P42" style:family="paragraph" style:parent-style-name="Table_20_Contents">
      <style:paragraph-properties fo:text-align="justify" style:justify-single-word="false"/>
      <style:text-properties style:font-name="Liberation Sans" fo:font-size="10pt" fo:font-style="italic" officeooo:rsid="0019cc6d" officeooo:paragraph-rsid="0019cc6d" style:font-style-asian="italic" style:font-style-complex="italic"/>
    </style:style>
    <style:style style:name="P43" style:family="paragraph" style:parent-style-name="Table_20_Contents">
      <style:paragraph-properties fo:text-align="justify" style:justify-single-word="false"/>
      <style:text-properties style:font-name="Liberation Sans" fo:font-size="10pt" fo:font-style="italic" officeooo:paragraph-rsid="0019cc6d" style:font-style-asian="italic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officeooo:rsid="001ae8d2" officeooo:paragraph-rsid="001ae8d2"/>
    </style:style>
    <style:style style:name="P45" style:family="paragraph" style:parent-style-name="Table_20_Contents">
      <style:paragraph-properties fo:text-align="justify" style:justify-single-word="false"/>
      <style:text-properties style:font-name="Liberation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cc6d" style:font-weight-asian="normal" style:font-weight-complex="normal"/>
    </style:style>
    <style:style style:name="T4" style:family="text">
      <style:text-properties fo:font-size="12pt" style:text-underline-style="none"/>
    </style:style>
    <style:style style:name="T5" style:family="text">
      <style:text-properties fo:font-size="12pt" style:text-underline-style="none" fo:font-weight="bold" officeooo:rsid="00199452" style:font-weight-asian="bold" style:font-weight-complex="bold"/>
    </style:style>
    <style:style style:name="T6" style:family="text">
      <style:text-properties fo:font-size="12pt" style:text-underline-style="none" fo:font-weight="bold" officeooo:rsid="0019cc6d" style:font-weight-asian="bold" style:font-weight-complex="bold"/>
    </style:style>
    <style:style style:name="T7" style:family="text">
      <style:text-properties fo:font-size="12pt" style:text-underline-style="none" officeooo:rsid="0019cc6d"/>
    </style:style>
    <style:style style:name="T8" style:family="text">
      <style:text-properties officeooo:rsid="0019cc6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size="10pt" fo:font-weight="normal" style:font-weight-asian="normal" style:font-weight-complex="normal"/>
    </style:style>
    <style:style style:name="T12" style:family="text">
      <style:text-properties style:text-position="super 58%" fo:font-size="10pt" fo:font-weight="normal" officeooo:rsid="0019cc6d" style:font-weight-asian="normal" style:font-weight-complex="normal"/>
    </style:style>
    <style:style style:name="T13" style:family="text">
      <style:text-properties style:text-position="super 58%" officeooo:rsid="0019cc6d"/>
    </style:style>
    <style:style style:name="T14" style:family="text">
      <style:text-properties style:text-position="0% 100%"/>
    </style:style>
    <style:style style:name="T15" style:family="text">
      <style:text-properties officeooo:rsid="001a86e3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fo:font-size="16pt"/>
    </style:style>
    <style:style style:name="T19" style:family="text">
      <style:text-properties officeooo:rsid="001d25c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ISTRAÇÃO DO CAPITAL DE GIRO</text:p>
      <text:p text:style-name="P7"/>
      <text:p text:style-name="P8">NOTAS:</text:p>
      <text:list xml:id="list1389652704" text:style-name="L1">
        <text:list-item>
          <text:p text:style-name="P9"><text:span text:style-name="T1">Capital de Giro</text:span> → CCL (Capital Circulante Líquido)</text:p>
        </text:list-item>
        <text:list-item>
          <text:p text:style-name="P9"><text:span text:style-name="T1">CCL</text:span> → Ativo Circulante – Passivo Circulante</text:p>
        </text:list-item>
      </text:list>
      <text:p text:style-name="P8"/>
      <text:p text:style-name="P8">A correta gestão do capital de giro poderá garantir a saúde financeira da empresa.</text:p>
      <text:p text:style-name="P8"><text:span text:style-name="T1">1º Passo: </text:span>Elaborar um fluxo de caixa ou orçamento de caixa;</text:p>
      <text:p text:style-name="P4">FINALIDADES</text:p>
      <text:list xml:id="list1395011506" text:style-name="L2">
        <text:list-item>
          <text:p text:style-name="P10">Planejar contratação de empréstimo e financiamento;</text:p>
        </text:list-item>
        <text:list-item>
          <text:p text:style-name="P10">Maximizar o rendimento de aplicações financeiras feitas com sobras de caixa;</text:p>
        </text:list-item>
        <text:list-item>
          <text:p text:style-name="P10">Avaliar o impacto das variações ocorridas nos custos, despesas e receitas.</text:p>
        </text:list-item>
      </text:list>
      <text:p text:style-name="P8"/>
      <text:p text:style-name="P8">O correto dimensionamento do Capital de Giro é um dos grandes desafios para o gestor. Quanto maior o Capital de Giro, menor será o risco de insolvência, porém um Capital de Giro muito elevado, pode significar que fundos de longo prazo podem estar financiando os ativos circulantes – elevado volume de Capital de Giro poderá desviar recursos financeiros.</text:p>
      <text:p text:style-name="P14"/>
      <text:p text:style-name="P8">Como mensurar o valor necessário para uma atividade empresarial?</text:p>
      <text:list xml:id="list1578582236" text:style-name="L3">
        <text:list-item>
          <text:p text:style-name="P11">Com base no <text:span text:style-name="T1">Balanço Patrimonial</text:span>;</text:p>
        </text:list-item>
        <text:list-item>
          <text:p text:style-name="P11">Com base nos <text:span text:style-name="T1">Ciclos</text:span>: Econômico, Operacional e Financeiro.</text:p>
        </text:list-item>
      </text:list>
      <text:p text:style-name="P8"/>
      <text:p text:style-name="P8"/>
      <text:p text:style-name="P3">COM BASE NO BALANÇO</text:p>
      <text:p text:style-name="P15">NCG → <text:span text:style-name="T2">Necessidade de Capital de Giro</text:span></text:p>
      <text:p text:style-name="P16">NCG =<text:span text:style-name="T2"> </text:span><text:span text:style-name="T9">Ativo Operacional</text:span><text:span text:style-name="T12">(</text:span><text:span text:style-name="T11">Duplicatas/Créditos a receber, estoques</text:span><text:span text:style-name="T12">)</text:span><text:span text:style-name="T3"> </text:span><text:span text:style-name="T2">– </text:span><text:span text:style-name="T9">Passivo Operacional</text:span><text:span text:style-name="T12">(</text:span><text:span text:style-name="T11">Duplicatas/Créditos a pagar, impostos</text:span><text:span text:style-name="T12">)</text:span></text:p>
      <text:p text:style-name="P15"><text:span text:style-name="T2"/></text:p>
      <text:p text:style-name="P15"><text:span text:style-name="T2">Para calcular o NCG é necessário reclassificar o balanço</text:span></text:p>
      <text:list xml:id="list1145147993" text:style-name="L4">
        <text:list-item>
          <text:p text:style-name="P20"><text:span text:style-name="T5">Ativo Permanente </text:span><text:span text:style-name="T6">(A.P.)</text:span></text:p>
          <text:list>
            <text:list-item>
              <text:p text:style-name="P21"><text:span text:style-name="T4">Realizável a longo prazo</text:span></text:p>
            </text:list-item>
            <text:list-item>
              <text:p text:style-name="P21"><text:span text:style-name="T4">Imobilizado + Investimento (longo prazo)</text:span></text:p>
            </text:list-item>
            <text:list-item>
              <text:p text:style-name="P21"><text:span text:style-name="T4">Intangível</text:span></text:p>
              <text:p text:style-name="P21"><text:span text:style-name="T4"/></text:p>
            </text:list-item>
          </text:list>
        </text:list-item>
        <text:list-item>
          <text:p text:style-name="P25"><text:span text:style-name="T4">Ativo Flutuante </text:span><text:span text:style-name="T7">(A.F.)</text:span></text:p>
          <text:list>
            <text:list-item>
              <text:p text:style-name="P21"><text:span text:style-name="T4">Caixa + Banco + Aplicações de curto prazo</text:span></text:p>
            </text:list-item>
          </text:list>
        </text:list-item>
      </text:list>
      <text:p text:style-name="P22"><text:span text:style-name="T4"/></text:p>
      <text:list xml:id="list171956280792622" text:continue-numbering="true" text:style-name="L4">
        <text:list-item>
          <text:p text:style-name="P25"><text:span text:style-name="T4">Passivo Permanente </text:span><text:span text:style-name="T7">(P.P.)</text:span></text:p>
          <text:list>
            <text:list-item>
              <text:p text:style-name="P23"><text:span text:style-name="T4">Exigível ao longo prazo</text:span></text:p>
            </text:list-item>
            <text:list-item>
              <text:p text:style-name="P23"><text:span text:style-name="T4">Patrimônio Líquido</text:span></text:p>
            </text:list-item>
          </text:list>
        </text:list-item>
      </text:list>
      <text:p text:style-name="P24"><text:span text:style-name="T4"/></text:p>
      <text:list xml:id="list171955827161767" text:continue-numbering="true" text:style-name="L4">
        <text:list-item>
          <text:p text:style-name="P26"><text:span text:style-name="T4">Passivo Flutuante (P.F.)</text:span></text:p>
          <text:list>
            <text:list-item>
              <text:p text:style-name="P23"><text:span text:style-name="T4">Empréstimo + Financiamento a curto prazo</text:span></text:p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ext:soft-page-break/>
        <table:table-row table:style-name="TableLine94528983525424">
          <table:table-cell table:style-name="Tabela1.A1" table:number-columns-spanned="5" office:value-type="string">
            <text:p text:style-name="P33">EXEMPLO</text:p>
          </table:table-cell>
          <table:covered-table-cell/>
          <table:covered-table-cell/>
          <table:covered-table-cell/>
          <table:covered-table-cell/>
        </table:table-row>
        <table:table-row table:style-name="TableLine94528983525424">
          <table:table-cell table:style-name="Tabela1.A2" table:number-columns-spanned="2" office:value-type="string">
            <text:p text:style-name="P34">ATIVO</text:p>
          </table:table-cell>
          <table:covered-table-cell/>
          <table:table-cell table:style-name="Tabela1.C2" table:number-rows-spanned="14" office:value-type="string">
            <text:p text:style-name="P34"/>
          </table:table-cell>
          <table:table-cell table:style-name="Tabela1.D2" table:number-columns-spanned="2" office:value-type="string">
            <text:p text:style-name="P34">PASSIVO</text:p>
          </table:table-cell>
          <table:covered-table-cell/>
        </table:table-row>
        <table:table-row table:style-name="TableLine94528941142512">
          <table:table-cell table:style-name="Tabela1.A3" table:number-columns-spanned="2" office:value-type="string">
            <text:p text:style-name="P36">Circulante</text:p>
          </table:table-cell>
          <table:covered-table-cell/>
          <table:covered-table-cell table:style-name="Tabela1.C14"/>
          <table:table-cell table:style-name="Tabela1.D3" table:number-columns-spanned="2" office:value-type="string">
            <text:p text:style-name="P36">Circulante</text:p>
          </table:table-cell>
          <table:covered-table-cell/>
        </table:table-row>
        <table:table-row table:style-name="TableLine94528962048848">
          <table:table-cell table:style-name="Tabela1.A6" office:value-type="string">
            <text:p text:style-name="P41"><text:span text:style-name="T13">AF</text:span>Caixa</text:p>
          </table:table-cell>
          <table:table-cell table:style-name="Tabela1.B6" office:value-type="string">
            <text:p text:style-name="P37">250</text:p>
          </table:table-cell>
          <table:covered-table-cell table:style-name="Tabela1.C14"/>
          <table:table-cell table:style-name="Tabela1.D11" office:value-type="string">
            <text:p text:style-name="P41"><text:span text:style-name="T13">PF</text:span>Empréstimos</text:p>
          </table:table-cell>
          <table:table-cell table:style-name="Tabela1.E11" office:value-type="string">
            <text:p text:style-name="P37">100</text:p>
          </table:table-cell>
        </table:table-row>
        <table:table-row table:style-name="TableLine94528968765408">
          <table:table-cell table:style-name="Tabela1.A6" office:value-type="string">
            <text:p text:style-name="P41"><text:span text:style-name="T13">AF</text:span>Aplicações</text:p>
          </table:table-cell>
          <table:table-cell table:style-name="Tabela1.B6" office:value-type="string">
            <text:p text:style-name="P37">200</text:p>
          </table:table-cell>
          <table:covered-table-cell table:style-name="Tabela1.C14"/>
          <table:table-cell table:style-name="Tabela1.D11" office:value-type="string">
            <text:p text:style-name="P42"><text:span text:style-name="T10">PO</text:span>Fornecedores</text:p>
          </table:table-cell>
          <table:table-cell table:style-name="Tabela1.E11" office:value-type="string">
            <text:p text:style-name="P37">350</text:p>
          </table:table-cell>
        </table:table-row>
        <table:table-row table:style-name="TableLine94528943283616">
          <table:table-cell table:style-name="Tabela1.A6" office:value-type="string">
            <text:p text:style-name="P42"><text:span text:style-name="T10">AO</text:span>Contas a receber</text:p>
          </table:table-cell>
          <table:table-cell table:style-name="Tabela1.B6" office:value-type="string">
            <text:p text:style-name="P37">400</text:p>
          </table:table-cell>
          <table:covered-table-cell table:style-name="Tabela1.C14"/>
          <table:table-cell table:style-name="Tabela1.D11" office:value-type="string">
            <text:p text:style-name="P42"><text:span text:style-name="T10">PO</text:span>Salários a pagar</text:p>
          </table:table-cell>
          <table:table-cell table:style-name="Tabela1.E11" office:value-type="string">
            <text:p text:style-name="P37">150</text:p>
          </table:table-cell>
        </table:table-row>
        <table:table-row table:style-name="TableLine94528876205536">
          <table:table-cell table:style-name="Tabela1.A7" office:value-type="string">
            <text:p text:style-name="P41"><text:span text:style-name="T13">AO</text:span>Estoques</text:p>
          </table:table-cell>
          <table:table-cell table:style-name="Tabela1.B7" office:value-type="string">
            <text:p text:style-name="P37">450</text:p>
          </table:table-cell>
          <table:covered-table-cell table:style-name="Tabela1.C14"/>
          <table:table-cell table:style-name="Tabela1.D7" office:value-type="string">
            <text:p text:style-name="P42"><text:span text:style-name="T10">PO</text:span>Impostos a pagar</text:p>
          </table:table-cell>
          <table:table-cell table:style-name="Tabela1.E7" office:value-type="string">
            <text:p text:style-name="P28">100</text:p>
          </table:table-cell>
        </table:table-row>
        <table:table-row table:style-name="TableLine94528984151424">
          <table:table-cell table:style-name="Tabela1.A2" office:value-type="string">
            <text:p text:style-name="P38">TOTAL A.C.</text:p>
          </table:table-cell>
          <table:table-cell table:style-name="Tabela1.A2" office:value-type="string">
            <text:p text:style-name="P40">1.300</text:p>
          </table:table-cell>
          <table:covered-table-cell table:style-name="Tabela1.C14"/>
          <table:table-cell table:style-name="Tabela1.D8" office:value-type="string">
            <text:p text:style-name="P38">TOTAL P.C.</text:p>
          </table:table-cell>
          <table:table-cell table:style-name="Tabela1.D2" office:value-type="string">
            <text:p text:style-name="P40">700</text:p>
          </table:table-cell>
        </table:table-row>
        <table:table-row table:style-name="TableLine94528993375456">
          <table:table-cell table:style-name="Tabela1.A9" table:number-columns-spanned="2" office:value-type="string">
            <text:p text:style-name="P43"/>
          </table:table-cell>
          <table:covered-table-cell/>
          <table:covered-table-cell table:style-name="Tabela1.C14"/>
          <table:table-cell table:style-name="Tabela1.D9" table:number-columns-spanned="2" office:value-type="string">
            <text:p text:style-name="P43"/>
          </table:table-cell>
          <table:covered-table-cell/>
        </table:table-row>
        <table:table-row table:style-name="TableLine94528942565056">
          <table:table-cell table:style-name="Tabela1.A3" table:number-columns-spanned="2" office:value-type="string">
            <text:p text:style-name="P39">Não Circulante</text:p>
          </table:table-cell>
          <table:covered-table-cell/>
          <table:covered-table-cell table:style-name="Tabela1.C14"/>
          <table:table-cell table:style-name="Tabela1.D3" table:number-columns-spanned="2" office:value-type="string">
            <text:p text:style-name="P39">Não Circulante</text:p>
          </table:table-cell>
          <table:covered-table-cell/>
        </table:table-row>
        <table:table-row table:style-name="TableLine94528969296048">
          <table:table-cell table:style-name="Tabela1.A11" office:value-type="string">
            <text:p text:style-name="P42"><text:span text:style-name="T10">AP</text:span>Imobilizado</text:p>
          </table:table-cell>
          <table:table-cell table:style-name="Tabela1.B11" office:value-type="string">
            <text:p text:style-name="P37">1.800</text:p>
          </table:table-cell>
          <table:covered-table-cell table:style-name="Tabela1.C14"/>
          <table:table-cell table:style-name="Tabela1.D11" office:value-type="string">
            <text:p text:style-name="P41"><text:span text:style-name="T13">PP</text:span>Financiamento</text:p>
          </table:table-cell>
          <table:table-cell table:style-name="Tabela1.E11" office:value-type="string">
            <text:p text:style-name="P37">200</text:p>
          </table:table-cell>
        </table:table-row>
        <table:table-row table:style-name="TableLine94528988522128">
          <table:table-cell table:style-name="Tabela1.A12" office:value-type="string">
            <text:p text:style-name="P41"/>
          </table:table-cell>
          <table:table-cell table:style-name="Tabela1.B12" office:value-type="string">
            <text:p text:style-name="P27"/>
          </table:table-cell>
          <table:covered-table-cell table:style-name="Tabela1.C14"/>
          <table:table-cell table:style-name="Tabela1.D12" office:value-type="string">
            <text:p text:style-name="P41"><text:span text:style-name="T13">PP</text:span><text:span text:style-name="T8">Patrimônio Líquido / </text:span>Capital</text:p>
          </table:table-cell>
          <table:table-cell table:style-name="Tabela1.E12" office:value-type="string">
            <text:p text:style-name="P37">2.200</text:p>
          </table:table-cell>
        </table:table-row>
        <table:table-row table:style-name="TableLine94528940632208">
          <table:table-cell table:style-name="Tabela1.A2" office:value-type="string">
            <text:p text:style-name="P38">TOTAL A.N.C.</text:p>
          </table:table-cell>
          <table:table-cell table:style-name="Tabela1.A2" office:value-type="string">
            <text:p text:style-name="P40">1.800</text:p>
          </table:table-cell>
          <table:covered-table-cell table:style-name="Tabela1.C14"/>
          <table:table-cell table:style-name="Tabela1.D8" office:value-type="string">
            <text:p text:style-name="P38">TOTAL P.N.C</text:p>
          </table:table-cell>
          <table:table-cell table:style-name="Tabela1.D2" office:value-type="string">
            <text:p text:style-name="P40">2.400</text:p>
          </table:table-cell>
        </table:table-row>
        <table:table-row table:style-name="TableLine94528975992432">
          <table:table-cell table:style-name="Tabela1.A14" table:number-columns-spanned="2" office:value-type="string">
            <text:p text:style-name="P41"/>
          </table:table-cell>
          <table:covered-table-cell/>
          <table:covered-table-cell table:style-name="Tabela1.C14"/>
          <table:table-cell table:style-name="Tabela1.D14" table:number-columns-spanned="2" office:value-type="string">
            <text:p text:style-name="P41"/>
          </table:table-cell>
          <table:covered-table-cell/>
        </table:table-row>
        <table:table-row table:style-name="TableLine94528876749840">
          <table:table-cell table:style-name="Tabela1.A2" office:value-type="string">
            <text:p text:style-name="P38">TOTAL ATIVO</text:p>
          </table:table-cell>
          <table:table-cell table:style-name="Tabela1.A2" office:value-type="string">
            <text:p text:style-name="P40">3.100</text:p>
          </table:table-cell>
          <table:covered-table-cell table:style-name="Tabela1.C15"/>
          <table:table-cell table:style-name="Tabela1.D8" office:value-type="string">
            <text:p text:style-name="P38">TOTAL PASSIVO</text:p>
          </table:table-cell>
          <table:table-cell table:style-name="Tabela1.D2" office:value-type="string">
            <text:p text:style-name="P40">3.100</text:p>
          </table:table-cell>
        </table:table-row>
      </table:table>
      <text:p text:style-name="P2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B"/>
        <table:table-row table:style-name="TableLine94528975460576">
          <table:table-cell table:style-name="Tabela2.A1" table:number-columns-spanned="5" office:value-type="string">
            <text:p text:style-name="P35">RECLASSIFICAÇÃO</text:p>
          </table:table-cell>
          <table:covered-table-cell/>
          <table:covered-table-cell/>
          <table:covered-table-cell/>
          <table:covered-table-cell/>
        </table:table-row>
        <table:table-row table:style-name="TableLine94528975460576">
          <table:table-cell table:style-name="Tabela2.A3" office:value-type="string">
            <text:p text:style-name="P32"><text:span text:style-name="T14">Ativo</text:span> Permanente <text:span text:style-name="T15">(AP)</text:span></text:p>
          </table:table-cell>
          <table:table-cell table:style-name="Tabela2.B3" office:value-type="string">
            <text:p text:style-name="P44">1.800</text:p>
          </table:table-cell>
          <table:table-cell table:style-name="Tabela2.C2" table:number-rows-spanned="3" office:value-type="string">
            <text:p text:style-name="P45"/>
          </table:table-cell>
          <table:table-cell table:style-name="Tabela2.D3" office:value-type="string">
            <text:p text:style-name="P32"><text:span text:style-name="T14">Passivo</text:span> Permanente <text:span text:style-name="T15">(PP)</text:span></text:p>
          </table:table-cell>
          <table:table-cell table:style-name="Tabela2.E2" office:value-type="string">
            <text:p text:style-name="P44">2.400</text:p>
          </table:table-cell>
        </table:table-row>
        <table:table-row table:style-name="TableLine94528975460576">
          <table:table-cell table:style-name="Tabela2.A3" office:value-type="string">
            <text:p text:style-name="P32">Ativo Flutuante <text:span text:style-name="T15">(AF)</text:span></text:p>
          </table:table-cell>
          <table:table-cell table:style-name="Tabela2.B3" office:value-type="string">
            <text:p text:style-name="P44">450</text:p>
          </table:table-cell>
          <table:covered-table-cell table:style-name="Tabela2.C3"/>
          <table:table-cell table:style-name="Tabela2.D3" office:value-type="string">
            <text:p text:style-name="P32"><text:span text:style-name="T14">Passivo</text:span> Flutuante <text:span text:style-name="T15">(PF)</text:span></text:p>
          </table:table-cell>
          <table:table-cell table:style-name="Tabela2.E3" office:value-type="string">
            <text:p text:style-name="P44">100</text:p>
          </table:table-cell>
        </table:table-row>
        <table:table-row table:style-name="TableLine94528975460576">
          <table:table-cell table:style-name="Tabela2.A4" office:value-type="string">
            <text:p text:style-name="P32">Ativo Operacional <text:span text:style-name="T15">(AO)</text:span></text:p>
          </table:table-cell>
          <table:table-cell table:style-name="Tabela2.B4" office:value-type="string">
            <text:p text:style-name="P44">850</text:p>
          </table:table-cell>
          <table:covered-table-cell table:style-name="Tabela2.C4"/>
          <table:table-cell table:style-name="Tabela2.D4" office:value-type="string">
            <text:p text:style-name="P32"><text:span text:style-name="T14">Passivo</text:span> Operacional <text:span text:style-name="T15">(PO)</text:span></text:p>
          </table:table-cell>
          <table:table-cell table:style-name="Tabela2.E4" office:value-type="string">
            <text:p text:style-name="P44">600</text:p>
          </table:table-cell>
        </table:table-row>
      </table:table>
      <text:p text:style-name="P27"/>
      <text:p text:style-name="P2">VALORES</text:p>
      <text:p text:style-name="P30"><text:span text:style-name="T1">CG:</text:span> Ativo Circulante – Passivo Circulante → 1.300 – 700 = <text:span text:style-name="T1">600</text:span></text:p>
      <text:p text:style-name="P31">NCG:<text:span text:style-name="T2"> Ativo Operacional – Passivo Operacional → 850 – 600 = </text:span>250</text:p>
      <text:p text:style-name="P31"><text:span text:style-name="T2"/></text:p>
      <text:p text:style-name="P31"><text:span text:style-name="T2"/></text:p>
      <text:p text:style-name="P31"><text:span text:style-name="T2"/></text:p>
      <text:p text:style-name="P29"><text:span text:style-name="T18">CICLOS</text:span></text:p>
      <text:p text:style-name="P12"/>
      <text:p text:style-name="P12">Ciclos são medidas de prazo utilizados para mensurar o tempo em que as atividades da empresa são desenvolvidas. São eles:</text:p>
      <text:list xml:id="list1815138774" text:style-name="L6">
        <text:list-item>
          <text:p text:style-name="P17">CICLO ECONÔMICO (CE):<text:span text:style-name="T2"> É o tempo em que a mercadoria ou produto permanece no estoque (em dias);</text:span></text:p>
          <text:p text:style-name="P17"><text:span text:style-name="T2"/></text:p>
        </text:list-item>
        <text:list-item>
          <text:p text:style-name="P17">CICLO OPERACIONAL (CO):<text:span text:style-name="T2"> Compreende o período entre a data de compra do fornecedor até o recebimento do cliente. Se a empresa trabalhar somente com vendas a vista o CO é o mesmo que o CE;</text:span></text:p>
          <text:p text:style-name="P17"><text:span text:style-name="T2"/></text:p>
        </text:list-item>
        <text:list-item>
          <text:p text:style-name="P17">CICLO FINANCEIRO (CF):<text:span text:style-name="T2"> É o tempo entre o pagamento ao fornecedor e o recebimento das vendas.</text:span></text:p>
        </text:list-item>
      </text:list>
      <text:p text:style-name="P5"><text:soft-page-break/>CALCULANDO PRAZOS E CICLOS</text:p>
      <text:p text:style-name="P5"><text:span text:style-name="T16">CO = <text:s/></text:span><text:span text:style-name="T17">CE + PMR</text:span></text:p>
      <text:p text:style-name="P5"><text:span text:style-name="T17"/></text:p>
      <text:p text:style-name="P5"><text:span text:style-name="T16">CF</text:span><text:span text:style-name="T17"> </text:span><text:span text:style-name="T16">= </text:span><text:span text:style-name="T17">CO – PMP</text:span></text:p>
      <text:p text:style-name="P18"><text:span text:style-name="T2"/></text:p>
      <text:p text:style-name="P18">Prazo Médio dos Estoques (PME): </text:p>
      <text:p text:style-name="P18"><draw:frame draw:style-name="fr1" draw:name="Objeto1" text:anchor-type="as-char" svg:y="-1.15cm" svg:width="6.583cm" svg:height="1.52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/>
      <text:p text:style-name="P18">Prazo Médio de Recebimento (PMR): </text:p>
      <text:p text:style-name="P18"><draw:frame draw:style-name="fr1" draw:name="Objeto2" text:anchor-type="as-char" svg:y="-1.15cm" svg:width="5.662cm" svg:height="1.52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8"/>
      <text:p text:style-name="P19">Prazo Médio de <text:span text:style-name="T19">Pagamento</text:span> (PM<text:span text:style-name="T19">P</text:span>): </text:p>
      <text:p text:style-name="P19"><draw:frame draw:style-name="fr1" draw:name="Objeto3" text:anchor-type="as-char" svg:y="-1.15cm" svg:width="5.662cm" svg:height="1.528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9"/>
      <text:p text:style-name="P19"/>
      <text:p text:style-name="P6">EXEMPLO</text:p>
      <text:p text:style-name="P13"><text:span text:style-name="T1">CE</text:span> = <text:span text:style-name="T1">42</text:span> dias</text:p>
      <text:p text:style-name="P13"><text:span text:style-name="T1">PMR</text:span> = <text:span text:style-name="T1">60</text:span> dias</text:p>
      <text:p text:style-name="P13"><text:span text:style-name="T1">PMP</text:span> = <text:span text:style-name="T1">30</text:span> dias</text:p>
      <text:p text:style-name="P13"><text:span text:style-name="T1">CO</text:span> = CE + PMR → 42 + 60 = <text:span text:style-name="T1">102 </text:span>dias</text:p>
      <text:p text:style-name="P13"><text:span text:style-name="T1">CF</text:span> = CO – PMP → 102 – 30 = <text:span text:style-name="T1">72 </text:span>dias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6:19:18.286991767</meta:creation-date>
    <dc:date>2022-06-16T17:19:54.870710875</dc:date>
    <meta:editing-duration>PT8M32S</meta:editing-duration>
    <meta:editing-cycles>3</meta:editing-cycles>
    <meta:generator>LibreOffice/7.2.7.2$Linux_X86_64 LibreOffice_project/20$Build-2</meta:generator>
    <meta:document-statistic meta:table-count="2" meta:image-count="0" meta:object-count="3" meta:page-count="3" meta:paragraph-count="109" meta:word-count="507" meta:character-count="2969" meta:non-whitespace-character-count="2575"/>
  </office:meta>
</office:document-meta>
</file>

<file path=Object 1/content.xml><?xml version="1.0" encoding="utf-8"?>
<math xmlns="http://www.w3.org/1998/Math/MathML" display="block">
  <semantics>
    <mfrac>
      <mrow>
        <mn>360</mn>
        <mi>x</mi>
        <mfrac>
          <mrow>
            <mi mathvariant="italic">Estoque</mi>
            <mrow>
              <mi mathvariant="italic">Inicial</mi>
              <mo stretchy="false">+</mo>
              <mi mathvariant="italic">Estoque</mi>
            </mrow>
            <mi mathvariant="italic">Final</mi>
          </mrow>
          <mn>2</mn>
        </mfrac>
      </mrow>
      <mrow>
        <mi mathvariant="italic">Custo</mi>
        <mi mathvariant="italic">do</mi>
        <mi mathvariant="italic">Produto</mi>
        <mi mathvariant="italic">Vendido</mi>
      </mrow>
    </mfrac>
    <annotation encoding="StarMath 5.0">{ 360 x {Estoque Inicial + Estoque Final} over {2} } over {Custo do Produto Vendido} </annotation>
  </semantics>
</math>
</file>

<file path=Object 2/content.xml><?xml version="1.0" encoding="utf-8"?>
<math xmlns="http://www.w3.org/1998/Math/MathML" display="block">
  <semantics>
    <mfrac>
      <mrow>
        <mn>360</mn>
        <mi>x</mi>
        <mfrac>
          <mrow>
            <mi mathvariant="italic">Valor</mi>
            <mrow>
              <mi mathvariant="italic">Inicial</mi>
              <mo stretchy="false">+</mo>
              <mi mathvariant="italic">Valor</mi>
            </mrow>
            <mi mathvariant="italic">Final</mi>
          </mrow>
          <mn>2</mn>
        </mfrac>
      </mrow>
      <mrow>
        <mi mathvariant="italic">Vendas</mi>
        <mi mathvariant="italic">Totais</mi>
      </mrow>
    </mfrac>
    <annotation encoding="StarMath 5.0">{ 360 x {Valor Inicial + Valor Final} over {2} } over {Vendas Totais} </annotation>
  </semantics>
</math>
</file>

<file path=Object 3/content.xml><?xml version="1.0" encoding="utf-8"?>
<math xmlns="http://www.w3.org/1998/Math/MathML" display="block">
  <semantics>
    <mfrac>
      <mrow>
        <mn>360</mn>
        <mi>x</mi>
        <mfrac>
          <mrow>
            <mi mathvariant="italic">Valor</mi>
            <mrow>
              <mi mathvariant="italic">Inicial</mi>
              <mo stretchy="false">+</mo>
              <mi mathvariant="italic">Valor</mi>
            </mrow>
            <mi mathvariant="italic">Final</mi>
          </mrow>
          <mn>2</mn>
        </mfrac>
      </mrow>
      <mrow>
        <mi mathvariant="italic">Compras</mi>
        <mi mathvariant="italic">Totais</mi>
      </mrow>
    </mfrac>
    <annotation encoding="StarMath 5.0">{ 360 x {Valor Inicial + Valor Final} over {2} } over {Compras Totais} </annotation>
  </semantics>
</math>
</file>